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tarSymbol" svg:font-family="StarSymbol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tarSymbol" svg:font-family="StarSymbol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